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9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2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7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65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66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7" style:family="text">
      <style:text-properties fo:font-variant="normal" fo:text-transform="none" fo:color="#dddddd" style:font-name="Inconsolata" fo:font-size="12pt" fo:letter-spacing="normal" fo:font-style="normal" fo:font-weight="normal" fo:background-color="#00cc33"/>
    </style:style>
    <style:style style:name="T68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9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0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1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2" style:family="text">
      <style:text-properties style:font-name="Symbol" fo:font-size="10pt"/>
    </style:style>
    <style:style style:name="T73" style:family="text">
      <style:text-properties style:font-name="Symbol" fo:font-size="10pt" fo:background-color="#d3d3d3"/>
    </style:style>
    <style:style style:name="T74" style:family="text">
      <style:text-properties style:font-name="Symbol" fo:font-size="10pt" fo:background-color="#0000ff"/>
    </style:style>
    <style:style style:name="T75" style:family="text">
      <style:text-properties style:font-name="Symbol" fo:font-size="10pt" fo:background-color="#ff00ff"/>
    </style:style>
    <style:style style:name="T76" style:family="text">
      <style:text-properties style:font-name="Symbol" fo:font-size="10pt" fo:background-color="#00ff00"/>
    </style:style>
    <style:style style:name="T77" style:family="text">
      <style:text-properties style:font-name="Symbol" fo:font-size="10pt" fo:background-color="#808000"/>
    </style:style>
    <style:style style:name="T78" style:family="text">
      <style:text-properties style:text-line-through-style="none" style:font-name="inherit" fo:font-size="10pt" style:text-underline-style="none" style:text-blinking="false"/>
    </style:style>
    <style:style style:name="T79" style:family="text">
      <style:text-properties style:text-line-through-style="none" style:font-name="inherit" fo:font-size="10pt" style:text-underline-style="none" style:text-blinking="false" fo:background-color="#00ff00"/>
    </style:style>
    <style:style style:name="T80" style:family="text">
      <style:text-properties style:text-line-through-style="none" style:font-name="inherit" fo:font-size="10pt" style:text-underline-style="none" style:text-blinking="false" fo:background-color="#ffff00"/>
    </style:style>
    <style:style style:name="T81" style:family="text">
      <style:text-properties style:text-line-through-style="none" style:font-name="inherit" fo:font-size="10pt" style:text-underline-style="none" style:text-blinking="false" fo:background-color="#0000ff"/>
    </style:style>
    <style:style style:name="T82" style:family="text">
      <style:text-properties style:text-line-through-style="none" style:font-name="inherit" fo:font-size="10pt" style:text-underline-style="none" style:text-blinking="false" fo:background-color="#d3d3d3"/>
    </style:style>
    <style:style style:name="T83" style:family="text">
      <style:text-properties style:text-line-through-style="none" style:font-name="inherit" fo:font-size="10pt" style:text-underline-style="none" style:text-blinking="false" fo:background-color="#808000"/>
    </style:style>
    <style:style style:name="T84" style:family="text">
      <style:text-properties style:font-name="inherit" fo:font-size="10pt" fo:background-color="#00ff00"/>
    </style:style>
    <style:style style:name="T85" style:family="text">
      <style:text-properties style:font-name="inherit" fo:font-size="10pt" fo:background-color="#808000"/>
    </style:style>
    <style:style style:name="T86" style:family="text">
      <style:text-properties style:font-name="inherit" fo:font-size="11.5pt"/>
    </style:style>
    <style:style style:name="T87" style:family="text">
      <style:text-properties style:font-name="inherit" fo:font-size="11.5pt" fo:background-color="#00ff00"/>
    </style:style>
    <style:style style:name="T88" style:family="text">
      <style:text-properties style:font-name="inherit" fo:font-size="11.5pt" fo:background-color="#0000ff"/>
    </style:style>
    <style:style style:name="T89" style:family="text">
      <style:text-properties style:font-name="inherit" fo:font-size="11.5pt" fo:background-color="#ff00ff"/>
    </style:style>
    <style:style style:name="T90" style:family="text">
      <style:text-properties style:font-name="inherit" fo:font-size="11.5pt" fo:language="en" fo:country="US" fo:background-color="#ff00ff"/>
    </style:style>
    <style:style style:name="T91" style:family="text">
      <style:text-properties style:font-name="inherit" fo:font-size="11.5pt" fo:background-color="#808000"/>
    </style:style>
    <style:style style:name="T92" style:family="text">
      <style:text-properties style:font-name="inherit" fo:font-size="11.5pt" fo:background-color="#00cc00"/>
    </style:style>
    <style:style style:name="T93" style:family="text">
      <style:text-properties style:font-name="inherit" fo:font-size="11.5pt" fo:background-color="#ffd320"/>
    </style:style>
    <style:style style:name="T94" style:family="text">
      <style:text-properties style:font-name="inherit" fo:font-size="11.5pt" fo:background-color="#00cc33"/>
    </style:style>
    <style:style style:name="T95" style:family="text">
      <style:text-properties style:font-name="inherit" fo:font-size="15pt" fo:font-weight="bold"/>
    </style:style>
    <style:style style:name="T96" style:family="text">
      <style:text-properties style:font-name="inherit" fo:font-size="15pt" fo:font-weight="bold" fo:background-color="#0000ff"/>
    </style:style>
    <style:style style:name="T97" style:family="text">
      <style:text-properties style:font-name="inherit" fo:font-size="15pt" fo:font-weight="bold" fo:background-color="#ff00ff"/>
    </style:style>
    <style:style style:name="T98" style:family="text">
      <style:text-properties style:font-name="inherit" fo:font-size="15pt" fo:font-weight="bold" fo:background-color="#00ff00"/>
    </style:style>
    <style:style style:name="T99" style:family="text">
      <style:text-properties style:font-name="inherit" fo:font-size="15pt" fo:font-weight="bold" fo:background-color="#808000"/>
    </style:style>
    <style:style style:name="T100" style:family="text">
      <style:text-properties style:font-name="Courier New1" fo:font-size="10pt" fo:background-color="#00ff00"/>
    </style:style>
    <style:style style:name="T101" style:family="text">
      <style:text-properties style:font-name="Courier New1" fo:font-size="10pt" fo:background-color="#ffff00"/>
    </style:style>
    <style:style style:name="T102" style:family="text">
      <style:text-properties style:font-name="Courier New1" fo:font-size="10pt" fo:background-color="#0000ff"/>
    </style:style>
    <style:style style:name="T103" style:family="text">
      <style:text-properties style:font-name="Courier New1" fo:font-size="10pt" fo:background-color="#d3d3d3"/>
    </style:style>
    <style:style style:name="T104" style:family="text">
      <style:text-properties style:font-name="Courier New1" fo:font-size="10pt" fo:background-color="#808000"/>
    </style:style>
    <style:style style:name="T105" style:family="text">
      <style:text-properties style:font-name="Courier New1" fo:font-size="10pt" fo:background-color="#ff00ff"/>
    </style:style>
    <style:style style:name="T106" style:family="text">
      <style:text-properties style:font-name="Courier New1" fo:font-size="10pt" fo:language="en" fo:country="US" fo:background-color="#ff00ff"/>
    </style:style>
    <style:style style:name="T107" style:family="text">
      <style:text-properties style:font-name="Courier New1" fo:font-size="10pt" fo:background-color="#00cc00"/>
    </style:style>
    <style:style style:name="T108" style:family="text">
      <style:text-properties style:font-name="Courier New1" fo:font-size="10pt" fo:background-color="#ffd320"/>
    </style:style>
    <style:style style:name="T109" style:family="text">
      <style:text-properties style:font-name="Courier New1" fo:font-size="10pt" fo:background-color="#00cc33"/>
    </style:style>
    <style:style style:name="T110" style:family="text">
      <style:text-properties style:font-name="Courier New1" fo:font-size="10pt" fo:background-color="#66ff00"/>
    </style:style>
    <style:style style:name="T111" style:family="text">
      <style:text-properties fo:background-color="#00ff00"/>
    </style:style>
    <style:style style:name="T112" style:family="text">
      <style:text-properties fo:background-color="#ffff00"/>
    </style:style>
    <style:style style:name="T113" style:family="text">
      <style:text-properties fo:background-color="#0000ff"/>
    </style:style>
    <style:style style:name="T114" style:family="text">
      <style:text-properties fo:background-color="#d3d3d3"/>
    </style:style>
    <style:style style:name="T115" style:family="text">
      <style:text-properties fo:background-color="#808000"/>
    </style:style>
    <style:style style:name="T116" style:family="text">
      <style:text-properties fo:background-color="#ff00ff"/>
    </style:style>
    <style:style style:name="T117" style:family="text">
      <style:text-properties style:font-name="Georgia" fo:font-size="11.5pt"/>
    </style:style>
    <style:style style:name="T118" style:family="text">
      <style:text-properties fo:background-color="#ffd320"/>
    </style:style>
    <style:style style:name="T119" style:family="text">
      <style:text-properties style:font-name="Inconsolata" fo:font-size="12pt" fo:font-style="italic" fo:font-weight="normal"/>
    </style:style>
    <style:style style:name="T120" style:family="text">
      <style:text-properties style:font-name="Inconsolata" fo:font-size="12pt" fo:font-style="italic" fo:font-weight="normal" fo:background-color="#66ff00"/>
    </style:style>
    <style:style style:name="T121" style:family="text">
      <style:text-properties style:font-name="Inconsolata" fo:font-size="12pt" fo:font-style="italic" fo:font-weight="normal" fo:background-color="#ffff00"/>
    </style:style>
    <style:style style:name="T122" style:family="text">
      <style:text-properties fo:background-color="#66ff00"/>
    </style:style>
    <style:style style:name="T123" style:family="text">
      <style:text-properties fo:language="en" fo:country="US"/>
    </style:style>
    <style:style style:name="T124" style:family="text">
      <style:text-properties fo:language="ru" fo:country="RU"/>
    </style:style>
    <style:style style:name="T125" style:family="text">
      <style:text-properties style:font-name="inherit1" fo:font-size="12pt" fo:font-weight="normal"/>
    </style:style>
    <style:style style:name="T126" style:family="text">
      <style:text-properties style:font-name="inherit1" fo:font-size="12pt" fo:language="en" fo:country="US" fo:font-weight="normal"/>
    </style:style>
    <style:style style:name="T127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2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8">C# 5.0 и .NET 4.5</text:span></text:a></text:p>
      <text:p text:style-name="P1"><text:span text:style-name="T100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9">Руководство C# - Часть 1</text:span></text:a></text:p>
      <text:p text:style-name="P1"><text:span text:style-name="T100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9">Руководство C# - Часть 2</text:span></text:a></text:p>
      <text:p text:style-name="P1"><text:span text:style-name="T101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0">Основы .NET</text:span></text:a></text:p>
      <text:p text:style-name="P1"><text:span text:style-name="T100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9">Сборки .NET</text:span></text:a><text:span text:style-name="T111">  </text:span><text:span text:style-name="T84">- не применял</text:span></text:p>
      <text:p text:style-name="P1"><text:span text:style-name="T100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9">Потоки и файлы</text:span></text:a></text:p>
      <text:p text:style-name="P1"><text:span text:style-name="T101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0">Работа с сетью</text:span></text:a></text:p>
      <text:p text:style-name="P1"><text:span text:style-name="T102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1">Оптимизация приложений</text:span></text:a></text:p>
      <text:p text:style-name="P6"> </text:p>
      <text:p text:style-name="P1"><text:span text:style-name="T72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8">WPF</text:span></text:a></text:p>
      <text:p text:style-name="P1"><text:span text:style-name="T100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9">Основа WPF</text:span></text:a></text:p>
      <text:p text:style-name="P1"><text:span text:style-name="T101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0">Элементы управления WPF</text:span></text:a></text:p>
      <text:p text:style-name="P1"><text:span text:style-name="T101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0">Привязка и стили</text:span></text:a></text:p>
      <text:p text:style-name="P1"><text:span text:style-name="T101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0">Графика и анимация</text:span></text:a></text:p>
      <text:p text:style-name="P1"><text:span text:style-name="T101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0">Шаблоны WPF</text:span></text:a></text:p>
      <text:p text:style-name="P1"><text:span text:style-name="T102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1">Периферия WPF</text:span></text:a></text:p>
      <text:p text:style-name="P6"> </text:p>
      <text:p text:style-name="P1"><text:span text:style-name="T72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8">Темы WPF</text:span></text:a></text:p>
      <text:p text:style-name="P1"><text:span text:style-name="T102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1">Dark Blue UI</text:span></text:a></text:p>
      <text:p text:style-name="P1"><text:span text:style-name="T102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1">Dark Orange UI</text:span></text:a></text:p>
      <text:p text:style-name="P6"> </text:p>
      <text:p text:style-name="P1"><text:span text:style-name="T73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2">Silverlight 5</text:span></text:a></text:p>
      <text:p text:style-name="P6"> </text:p>
      <text:p text:style-name="P1"><text:span text:style-name="T72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8">Expression Blend 4</text:span></text:a></text:p>
      <text:p text:style-name="P1"><text:span text:style-name="T102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1">Основы работы</text:span></text:a></text:p>
      <text:p text:style-name="P1"><text:span text:style-name="T102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1">Графические интерфейсы</text:span></text:a></text:p>
      <text:p text:style-name="P1"><text:span text:style-name="T102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1">Windows Phone 7 и SF</text:span></text:a></text:p>
      <text:p text:style-name="P6"> </text:p>
      <text:p text:style-name="P1"><text:span text:style-name="T72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8">Работа с БД</text:span></text:a></text:p>
      <text:p text:style-name="P1"><text:span text:style-name="T100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9">ADO.NET</text:span></text:a></text:p>
      <text:p text:style-name="P1"><text:span text:style-name="T100">o</text:span><text:span text:style-name="T8">    </text:span><text:a xlink:type="simple" xlink:href="http://professorweb.ru/my/entity-framework/6/level1/" text:style-name="Internet_20_link" text:visited-style-name="Visited_20_Internet_20_Link"><text:span text:style-name="T79">Entity Framework 6</text:span></text:a></text:p>
      <text:p text:style-name="P1"><text:span text:style-name="T103">o</text:span><text:span text:style-name="T11">    </text:span><text:a xlink:type="simple" xlink:href="http://professorweb.ru/my/sql-server/2012/level1/" text:style-name="Internet_20_link" text:visited-style-name="Visited_20_Internet_20_Link"><text:span text:style-name="T82">SQL Server 2012</text:span></text:a></text:p>
      <text:p text:style-name="P6"> </text:p>
      <text:p text:style-name="P1"><text:span text:style-name="T72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8">LINQ</text:span></text:a></text:p>
      <text:p text:style-name="P1"><text:span text:style-name="T100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9">LINQ to Objects</text:span></text:a></text:p>
      <text:p text:style-name="P1"><text:span text:style-name="T100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9">LINQ to XML</text:span></text:a></text:p>
      <text:p text:style-name="P1"><text:span text:style-name="T100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9">LINQ to DataSet и SQL</text:span></text:a></text:p>
      <text:p text:style-name="P1"><text:span text:style-name="T100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9">LINQ to Entities</text:span></text:a></text:p>
      <text:p text:style-name="P1"><text:span text:style-name="T100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9">Parallel LINQ</text:span></text:a></text:p>
      <text:p text:style-name="P6"> </text:p>
      <text:p text:style-name="P1"><text:span text:style-name="T72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8">ASP.NET</text:span></text:a></text:p>
      <text:p text:style-name="P1"><text:span text:style-name="T102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1">Основы ASP.NET</text:span></text:a></text:p>
      <text:p text:style-name="P1"><text:span text:style-name="T102">o</text:span><text:span text:style-name="T10">    </text:span><text:a xlink:type="simple" xlink:href="http://professorweb.ru/my/ASP_NET/sites/level1/" text:style-name="Internet_20_link" text:visited-style-name="Visited_20_Internet_20_Link"><text:span text:style-name="T81">Веб-сайты</text:span></text:a></text:p>
      <text:p text:style-name="P1"><text:span text:style-name="T102">o</text:span><text:span text:style-name="T10">    </text:span><text:a xlink:type="simple" xlink:href="http://professorweb.ru/my/ASP_NET/security/level1/" text:style-name="Internet_20_link" text:visited-style-name="Visited_20_Internet_20_Link"><text:span text:style-name="T81">Безопасность</text:span></text:a></text:p>
      <text:p text:style-name="P1"><text:span text:style-name="T102">o</text:span><text:span text:style-name="T10">    </text:span><text:a xlink:type="simple" xlink:href="http://professorweb.ru/my/ASP_NET/gamestore/level1/" text:style-name="Internet_20_link" text:visited-style-name="Visited_20_Internet_20_Link"><text:span text:style-name="T81">Интернет магазин</text:span></text:a></text:p>
      <text:p text:style-name="P1"><text:span text:style-name="T102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1">ASP.NET Web Forms 4.5</text:span></text:a></text:p>
      <text:p text:style-name="P1"><text:span text:style-name="T102">o</text:span><text:span text:style-name="T10">    </text:span><text:a xlink:type="simple" xlink:href="http://professorweb.ru/my/ASP_NET/mvc/level1/" text:style-name="Internet_20_link" text:visited-style-name="Visited_20_Internet_20_Link"><text:span text:style-name="T81">ASP.NET MVC 5</text:span></text:a></text:p>
      <text:p text:style-name="P6"> </text:p>
      <text:p text:style-name="P1"><text:span text:style-name="T72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8">Windows 8/10</text:span></text:a></text:p>
      <text:p text:style-name="P1"><text:span text:style-name="T104">o</text:span><text:span text:style-name="T12">    </text:span><text:a xlink:type="simple" xlink:href="http://professorweb.ru/my/windows8/rt/level1/" text:style-name="Internet_20_link" text:visited-style-name="Visited_20_Internet_20_Link"><text:span text:style-name="T83">WinRT - основы</text:span></text:a></text:p>
      <text:p text:style-name="P1"><text:span text:style-name="T104">o</text:span><text:span text:style-name="T12">    </text:span><text:a xlink:type="simple" xlink:href="http://professorweb.ru/my/windows8/rt-ext/level1/" text:style-name="Internet_20_link" text:visited-style-name="Visited_20_Internet_20_Link"><text:span text:style-name="T85">WinRT - специальные возможности</text:span></text:a></text:p>
      <text:p text:style-name="Text_20_body"> </text:p>
      <text:p text:style-name="P1"><text:span text:style-name="T72">·</text:span><text:span text:style-name="T1"> </text:span><text:span text:style-name="T7">О</text:span><text:span text:style-name="T19">сновы веб программирование</text:span></text:p>
      <text:p text:style-name="P1"><text:span text:style-name="T110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1">___</text:span> - прочел, полностью пройдено</text:p>
      <text:p text:style-name="Text_20_body"><text:span text:style-name="T112">___</text:span> - смотри ниже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6">C# и .NET</text:span></text:a> <text:span text:style-name="T117">--- Основы .NET</text:span></text:p>
      <text:p text:style-name="P11">Содержание:</text:p>
      <text:p text:style-name="P23"/>
      <text:p text:style-name="P18"><text:span text:style-name="T72">·</text:span><text:span text:style-name="T1">     </text:span><text:span text:style-name="T95">1. Мониторинг приложений</text:span></text:p>
      <text:p text:style-name="P19"><text:span text:style-name="T100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7">Контракты кода</text:span></text:a></text:p>
      <text:p text:style-name="P19"><text:span text:style-name="T100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7">Трассировка</text:span></text:a></text:p>
      <text:p text:style-name="P19"><text:span text:style-name="T100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7">Протоколирование событий</text:span></text:a></text:p>
      <text:p text:style-name="P19"><text:span text:style-name="T100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7">Производительность приложений</text:span></text:a></text:p>
      <text:p text:style-name="P18"><text:span text:style-name="T72">·</text:span><text:span text:style-name="T1">     </text:span><text:span text:style-name="T95">2. Безопасность</text:span></text:p>
      <text:p text:style-name="P19"><text:span text:style-name="T100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7">Аутентификация и авторизация</text:span></text:a></text:p>
      <text:p text:style-name="P19"><text:span text:style-name="T100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7">Службы клиентских приложений</text:span></text:a></text:p>
      <text:p text:style-name="P19"><text:span text:style-name="T100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7">Шифрование</text:span></text:a></text:p>
      <text:p text:style-name="P19"><text:span text:style-name="T100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7">Доступ к ресурсам</text:span></text:a></text:p>
      <text:p text:style-name="P19"><text:span text:style-name="T100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7">Безопасность доступа кода</text:span></text:a></text:p>
      <text:p text:style-name="P19"><text:span text:style-name="T100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7">Использование сертификатов</text:span></text:a></text:p>
      <text:p text:style-name="P18"><text:span text:style-name="T72">·</text:span><text:span text:style-name="T1">     </text:span><text:span text:style-name="T95">3. Локализация приложений</text:span></text:p>
      <text:p text:style-name="P19"><text:span text:style-name="T100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7">Пространство имен System.Globalization</text:span></text:a></text:p>
      <text:p text:style-name="P19"><text:span text:style-name="T100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7">Культура приложения</text:span></text:a></text:p>
      <text:p text:style-name="P19"><text:span text:style-name="T100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7">Ресурсы локализованных приложений</text:span></text:a></text:p>
      <text:p text:style-name="P19"><text:span text:style-name="T100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7">Создание специальных культур</text:span></text:a></text:p>
      <text:p text:style-name="P18"><text:span text:style-name="T74">·</text:span><text:span text:style-name="T3">     </text:span><text:span text:style-name="T96">4. Службы Windows</text:span></text:p>
      <text:p text:style-name="P19"><text:span text:style-name="T102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8">Архитектура служб Windows</text:span></text:a></text:p>
      <text:p text:style-name="P19"><text:span text:style-name="T102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8">Создание службы Windows</text:span></text:a></text:p>
      <text:p text:style-name="P19"><text:span text:style-name="T102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8">Программа службы</text:span></text:a></text:p>
      <text:p text:style-name="P19"><text:span text:style-name="T102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8">Программа установки службы</text:span></text:a></text:p>
      <text:p text:style-name="P19"><text:span text:style-name="T102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8">Мониторинг служб Windows</text:span></text:a></text:p>
      <text:p text:style-name="P19"><text:span text:style-name="T102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8">Управление службами Windows</text:span></text:a></text:p>
      <text:p text:style-name="P19"><text:span text:style-name="T102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8">Выявление неисправностей работы службы Windows</text:span></text:a></text:p>
      <text:p text:style-name="P18"><text:span text:style-name="T75">·</text:span><text:span text:style-name="T4">     </text:span><text:span text:style-name="T97">5. Managed Extensibility Framework</text:span></text:p>
      <text:p text:style-name="P19"><text:soft-page-break/><text:span text:style-name="T105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9">Архитектура MEF</text:span></text:a></text:p>
      <text:p text:style-name="P19"><text:span text:style-name="T105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9">Контракты в MEF</text:span></text:a></text:p>
      <text:p text:style-name="P19"><text:span text:style-name="T105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9">Экспорт MEF</text:span></text:a></text:p>
      <text:p text:style-name="P19"><text:span text:style-name="T105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9">Импорт MEF</text:span></text:a></text:p>
      <text:p text:style-name="P19"><text:span text:style-name="T105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9">Контейнеры и поставщики экспорта MEF</text:span></text:a></text:p>
      <text:p text:style-name="P19"><text:span text:style-name="T105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9">Каталоги MEF</text:span></text:a></text:p>
      <text:p text:style-name="P18"><text:span text:style-name="T75">·</text:span><text:span text:style-name="T4">     </text:span><text:span text:style-name="T97">6. Managed And-In Framework</text:span></text:p>
      <text:p text:style-name="P19"><text:span text:style-name="T105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9">Архитектура MAF</text:span></text:a></text:p>
      <text:p text:style-name="P19"><text:span text:style-name="T105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9">Пример дополнения MAF</text:span></text:a></text:p>
      <text:p text:style-name="Text_20_body"> </text:p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2">·</text:span><text:span text:style-name="T1">     </text:span><text:span text:style-name="T95">1. Сетевые понятия и протоколы</text:span></text:p>
      <text:p text:style-name="P19"><text:span text:style-name="T100">o</text:span><text:span text:style-name="T8">    </text:span><text:a xlink:type="simple" xlink:href="http://professorweb.ru/my/csharp/web/level1/1_1.php" text:style-name="Internet_20_link" text:visited-style-name="Visited_20_Internet_20_Link"><text:span text:style-name="T87">Физическая сеть</text:span></text:a></text:p>
      <text:p text:style-name="P19"><text:span text:style-name="T100">o</text:span><text:span text:style-name="T8">    </text:span><text:a xlink:type="simple" xlink:href="http://professorweb.ru/my/csharp/web/level1/1_2.php" text:style-name="Internet_20_link" text:visited-style-name="Visited_20_Internet_20_Link"><text:span text:style-name="T87">Модель OSI</text:span></text:a></text:p>
      <text:p text:style-name="P19"><text:span text:style-name="T100">o</text:span><text:span text:style-name="T8">    </text:span><text:a xlink:type="simple" xlink:href="http://professorweb.ru/my/csharp/web/level1/1_3.php" text:style-name="Internet_20_link" text:visited-style-name="Visited_20_Internet_20_Link"><text:span text:style-name="T87">IP — Internet Protocol</text:span></text:a></text:p>
      <text:p text:style-name="P19"><text:span text:style-name="T100">o</text:span><text:span text:style-name="T8">    </text:span><text:a xlink:type="simple" xlink:href="http://professorweb.ru/my/csharp/web/level1/1_4.php" text:style-name="Internet_20_link" text:visited-style-name="Visited_20_Internet_20_Link"><text:span text:style-name="T87">Протоколы TCP и UDP</text:span></text:a></text:p>
      <text:p text:style-name="P19"><text:span text:style-name="T100">o</text:span><text:span text:style-name="T8">    </text:span><text:a xlink:type="simple" xlink:href="http://professorweb.ru/my/csharp/web/level1/1_5.php" text:style-name="Internet_20_link" text:visited-style-name="Visited_20_Internet_20_Link"><text:span text:style-name="T87">Протоколы ICMP и IGMP</text:span></text:a></text:p>
      <text:p text:style-name="P19"><text:span text:style-name="T100">o</text:span><text:span text:style-name="T8">    </text:span><text:a xlink:type="simple" xlink:href="http://professorweb.ru/my/csharp/web/level1/1_6.php" text:style-name="Internet_20_link" text:visited-style-name="Visited_20_Internet_20_Link"><text:span text:style-name="T87">Протоколы Интернета и электронной почты</text:span></text:a></text:p>
      <text:p text:style-name="P16"><text:span text:style-name="T72">·</text:span><text:span text:style-name="T1">     </text:span><text:span text:style-name="T95">2. Работа с сетью</text:span></text:p>
      <text:p text:style-name="P19"><text:span text:style-name="T100">o</text:span><text:span text:style-name="T8">    </text:span><text:a xlink:type="simple" xlink:href="http://professorweb.ru/my/csharp/web/level2/2_1.php" text:style-name="Internet_20_link" text:visited-style-name="Visited_20_Internet_20_Link"><text:span text:style-name="T87">Пространство имен System.Net</text:span></text:a></text:p>
      <text:p text:style-name="P19"><text:span text:style-name="T100">o</text:span><text:span text:style-name="T8">    </text:span><text:a xlink:type="simple" xlink:href="http://professorweb.ru/my/csharp/web/level2/2_2.php" text:style-name="Internet_20_link" text:visited-style-name="Visited_20_Internet_20_Link"><text:span text:style-name="T87">Работа с URI</text:span></text:a></text:p>
      <text:p text:style-name="P19"><text:span text:style-name="T100">o</text:span><text:span text:style-name="T8">    </text:span><text:a xlink:type="simple" xlink:href="http://professorweb.ru/my/csharp/web/level2/2_3.php" text:style-name="Internet_20_link" text:visited-style-name="Visited_20_Internet_20_Link"><text:span text:style-name="T87">Класс WebClient</text:span></text:a></text:p>
      <text:p text:style-name="P19"><text:span text:style-name="T100">o</text:span><text:span text:style-name="T8">    </text:span><text:a xlink:type="simple" xlink:href="http://professorweb.ru/my/csharp/web/level2/2_4.php" text:style-name="Internet_20_link" text:visited-style-name="Visited_20_Internet_20_Link"><text:span text:style-name="T87">Классы WebRequest и WebResponse</text:span></text:a></text:p>
      <text:p text:style-name="P19"><text:span text:style-name="T100">o</text:span><text:span text:style-name="T8">    </text:span><text:a xlink:type="simple" xlink:href="http://professorweb.ru/my/csharp/web/level2/2_5.php" text:style-name="Internet_20_link" text:visited-style-name="Visited_20_Internet_20_Link"><text:span text:style-name="T87">Классы .NET для IP-адресов</text:span></text:a></text:p>
      <text:p text:style-name="P19"><text:span text:style-name="T100">o</text:span><text:span text:style-name="T8">    </text:span><text:a xlink:type="simple" xlink:href="http://professorweb.ru/my/csharp/web/level2/2_6.php" text:style-name="Internet_20_link" text:visited-style-name="Visited_20_Internet_20_Link"><text:span text:style-name="T87">Web-прокси</text:span></text:a></text:p>
      <text:p text:style-name="P19"><text:span text:style-name="T100">o</text:span><text:span text:style-name="T8">    </text:span><text:a xlink:type="simple" xlink:href="http://professorweb.ru/my/csharp/web/level2/2_7.php" text:style-name="Internet_20_link" text:visited-style-name="Visited_20_Internet_20_Link"><text:span text:style-name="T87">Аутентификация и разрешения</text:span></text:a></text:p>
      <text:p text:style-name="P16"><text:span text:style-name="T72">·</text:span><text:span text:style-name="T1">     </text:span><text:span text:style-name="T95">3. Работа с сокетами</text:span></text:p>
      <text:p text:style-name="P19"><text:span text:style-name="T100">o</text:span><text:span text:style-name="T8">    </text:span><text:a xlink:type="simple" xlink:href="http://professorweb.ru/my/csharp/web/level3/3_1.php" text:style-name="Internet_20_link" text:visited-style-name="Visited_20_Internet_20_Link"><text:span text:style-name="T87">Сокеты</text:span></text:a></text:p>
      <text:p text:style-name="P19"><text:soft-page-break/><text:span text:style-name="T100">o</text:span><text:span text:style-name="T8">    </text:span><text:a xlink:type="simple" xlink:href="http://professorweb.ru/my/csharp/web/level3/3_2.php" text:style-name="Internet_20_link" text:visited-style-name="Visited_20_Internet_20_Link"><text:span text:style-name="T87">Клиент-серверное приложение на потоковом сокете TCP</text:span></text:a></text:p>
      <text:p text:style-name="P19"><text:span text:style-name="T100">o</text:span><text:span text:style-name="T8">    </text:span><text:a xlink:type="simple" xlink:href="http://professorweb.ru/my/csharp/web/level3/3_3.php" text:style-name="Internet_20_link" text:visited-style-name="Visited_20_Internet_20_Link"><text:span text:style-name="T87">Программа сканирования портов</text:span></text:a></text:p>
      <text:p text:style-name="P19"><text:span text:style-name="T100">o</text:span><text:span text:style-name="T8">    </text:span><text:a xlink:type="simple" xlink:href="http://professorweb.ru/my/csharp/web/level3/3_4.php" text:style-name="Internet_20_link" text:visited-style-name="Visited_20_Internet_20_Link"><text:span text:style-name="T87">Разрешения сокетов</text:span></text:a></text:p>
      <text:p text:style-name="P16"><text:span text:style-name="T72">·</text:span><text:span text:style-name="T1">     </text:span><text:span text:style-name="T95">4. TCP, FTP и UDP</text:span></text:p>
      <text:p text:style-name="P19"><text:span text:style-name="T100">o</text:span><text:span text:style-name="T8">    </text:span><text:a xlink:type="simple" xlink:href="http://professorweb.ru/my/csharp/web/level4/4_1.php" text:style-name="Internet_20_link" text:visited-style-name="Visited_20_Internet_20_Link"><text:span text:style-name="T87">Протокол TCP</text:span></text:a></text:p>
      <text:p text:style-name="P19"><text:span text:style-name="T100">o</text:span><text:span text:style-name="T8">    </text:span><text:a xlink:type="simple" xlink:href="http://professorweb.ru/my/csharp/web/level4/4_2.php" text:style-name="Internet_20_link" text:visited-style-name="Visited_20_Internet_20_Link"><text:span text:style-name="T87">Класс TcpClient</text:span></text:a></text:p>
      <text:p text:style-name="P19"><text:span text:style-name="T100">o</text:span><text:span text:style-name="T8">    </text:span><text:a xlink:type="simple" xlink:href="http://professorweb.ru/my/csharp/web/level4/4_3.php" text:style-name="Internet_20_link" text:visited-style-name="Visited_20_Internet_20_Link"><text:span text:style-name="T87">FTP Client</text:span></text:a></text:p>
      <text:p text:style-name="P19"><text:span text:style-name="T100">o</text:span><text:span text:style-name="T8">    </text:span><text:a xlink:type="simple" xlink:href="http://professorweb.ru/my/csharp/web/level4/4_4.php" text:style-name="Internet_20_link" text:visited-style-name="Visited_20_Internet_20_Link"><text:span text:style-name="T87">Класс TcpListener</text:span></text:a></text:p>
      <text:p text:style-name="P19"><text:span text:style-name="T100">o</text:span><text:span text:style-name="T8">    </text:span><text:a xlink:type="simple" xlink:href="http://professorweb.ru/my/csharp/web/level4/4_5.php" text:style-name="Internet_20_link" text:visited-style-name="Visited_20_Internet_20_Link"><text:span text:style-name="T87">Протокол UDP</text:span></text:a></text:p>
      <text:p text:style-name="P19"><text:span text:style-name="T100">o</text:span><text:span text:style-name="T8">    </text:span><text:a xlink:type="simple" xlink:href="http://professorweb.ru/my/csharp/web/level4/4_6.php" text:style-name="Internet_20_link" text:visited-style-name="Visited_20_Internet_20_Link"><text:span text:style-name="T87">Класс UdpClient</text:span></text:a></text:p>
      <text:p text:style-name="P19"><text:span text:style-name="T100">o</text:span><text:span text:style-name="T8">    </text:span><text:a xlink:type="simple" xlink:href="http://professorweb.ru/my/csharp/web/level4/4_7.php" text:style-name="Internet_20_link" text:visited-style-name="Visited_20_Internet_20_Link"><text:span text:style-name="T87">Пример приложения UDP</text:span></text:a></text:p>
      <text:p text:style-name="P19"><text:span text:style-name="T100">o</text:span><text:span text:style-name="T8">    </text:span><text:a xlink:type="simple" xlink:href="http://professorweb.ru/my/csharp/web/level4/4_8.php" text:style-name="Internet_20_link" text:visited-style-name="Visited_20_Internet_20_Link"><text:span text:style-name="T87">Передача файлов по UDP</text:span></text:a></text:p>
      <text:p text:style-name="P19"><text:span text:style-name="T100">o</text:span><text:span text:style-name="T8">    </text:span><text:a xlink:type="simple" xlink:href="http://professorweb.ru/my/csharp/web/level4/4_9.php" text:style-name="Internet_20_link" text:visited-style-name="Visited_20_Internet_20_Link"><text:span text:style-name="T87">Высокоуровневые протоколы, основанные на UDP</text:span></text:a></text:p>
      <text:p text:style-name="P16"><text:span text:style-name="T72">·</text:span><text:span text:style-name="T1">     </text:span><text:span text:style-name="T95">5. HTTP</text:span></text:p>
      <text:p text:style-name="P19"><text:span text:style-name="T100">o</text:span><text:span text:style-name="T8">    </text:span><text:a xlink:type="simple" xlink:href="http://professorweb.ru/my/csharp/web/level7/7_1.php" text:style-name="Internet_20_link" text:visited-style-name="Visited_20_Internet_20_Link"><text:span text:style-name="T87">Протокол HTTP</text:span></text:a></text:p>
      <text:p text:style-name="P19"><text:span text:style-name="T100">o</text:span><text:span text:style-name="T8">    </text:span><text:a xlink:type="simple" xlink:href="http://professorweb.ru/my/csharp/web/level7/7_2.php" text:style-name="Internet_20_link" text:visited-style-name="Visited_20_Internet_20_Link"><text:span text:style-name="T87">Классы HttpWebRequest и HttpWebResponse</text:span></text:a></text:p>
      <text:p text:style-name="P19"><text:span text:style-name="T100">o</text:span><text:span text:style-name="T8">    </text:span><text:a xlink:type="simple" xlink:href="http://professorweb.ru/my/csharp/web/level7/7_3.php" text:style-name="Internet_20_link" text:visited-style-name="Visited_20_Internet_20_Link"><text:span text:style-name="T87">Управление соединением HTTP</text:span></text:a></text:p>
      <text:p text:style-name="P19"><text:span text:style-name="T100">o</text:span><text:span text:style-name="T8">    </text:span><text:a xlink:type="simple" xlink:href="http://professorweb.ru/my/csharp/web/level7/7_4.php" text:style-name="Internet_20_link" text:visited-style-name="Visited_20_Internet_20_Link"><text:span text:style-name="T87">Чтение и запись cookie</text:span></text:a></text:p>
      <text:p text:style-name="P16"><text:span text:style-name="T72">·</text:span><text:span text:style-name="T1">     </text:span><text:span text:style-name="T95">6. Сеть P2P</text:span></text:p>
      <text:p text:style-name="P19"><text:span text:style-name="T105">o</text:span><text:span text:style-name="T13">    </text:span><text:a xlink:type="simple" xlink:href="http://professorweb.ru/my/csharp/web/level8/8_1.php" text:style-name="Internet_20_link" text:visited-style-name="Visited_20_Internet_20_Link"><text:span text:style-name="T89">Сеть P2P</text:span></text:a></text:p>
      <text:p text:style-name="P19"><text:span text:style-name="T106">o</text:span><text:span text:style-name="T14">    </text:span><text:a xlink:type="simple" xlink:href="http://professorweb.ru/my/csharp/web/level8/8_2.php" text:style-name="Internet_20_link" text:visited-style-name="Visited_20_Internet_20_Link"><text:span text:style-name="T89">Платформа</text:span></text:a><text:a xlink:type="simple" xlink:href="http://professorweb.ru/my/csharp/web/level8/8_2.php" text:style-name="Internet_20_link" text:visited-style-name="Visited_20_Internet_20_Link"><text:span text:style-name="T116"> </text:span></text:a><text:a xlink:type="simple" xlink:href="http://professorweb.ru/my/csharp/web/level8/8_2.php" text:style-name="Internet_20_link" text:visited-style-name="Visited_20_Internet_20_Link"><text:span text:style-name="T90">Microsoft Peer-to-Peer Networking</text:span></text:a></text:p>
      <text:p text:style-name="P19"><text:span text:style-name="T105">o</text:span><text:span text:style-name="T13">    </text:span><text:a xlink:type="simple" xlink:href="http://professorweb.ru/my/csharp/web/level8/8_3.php" text:style-name="Internet_20_link" text:visited-style-name="Visited_20_Internet_20_Link"><text:span text:style-name="T89">Создание приложений P2P</text:span></text:a></text:p>
      <text:p text:style-name="P19"><text:span text:style-name="T105">o</text:span><text:span text:style-name="T13">    </text:span><text:a xlink:type="simple" xlink:href="http://professorweb.ru/my/csharp/web/level8/8_4.php" text:style-name="Internet_20_link" text:visited-style-name="Visited_20_Internet_20_Link"><text:span text:style-name="T89">Пространство имен System.Net.PeerToPeer.Collaboration</text:span></text:a></text:p>
      <text:p text:style-name="P16"><text:span text:style-name="T72">·</text:span><text:span text:style-name="T1">     </text:span><text:span text:style-name="T95">7. Технология Message Queuing</text:span></text:p>
      <text:p text:style-name="P19"><text:span text:style-name="T105">o</text:span><text:span text:style-name="T13">    </text:span><text:a xlink:type="simple" xlink:href="http://professorweb.ru/my/csharp/web/level9/9_1.php" text:style-name="Internet_20_link" text:visited-style-name="Visited_20_Internet_20_Link"><text:span text:style-name="T89">Обзор Message Queuing</text:span></text:a></text:p>
      <text:p text:style-name="P19"><text:span text:style-name="T105">o</text:span><text:span text:style-name="T13">    </text:span><text:a xlink:type="simple" xlink:href="http://professorweb.ru/my/csharp/web/level9/9_2.php" text:style-name="Internet_20_link" text:visited-style-name="Visited_20_Internet_20_Link"><text:span text:style-name="T89">Архитектура Message Queuing</text:span></text:a></text:p>
      <text:p text:style-name="P19"><text:span text:style-name="T105">o</text:span><text:span text:style-name="T13">    </text:span><text:a xlink:type="simple" xlink:href="http://professorweb.ru/my/csharp/web/level9/9_3.php" text:style-name="Internet_20_link" text:visited-style-name="Visited_20_Internet_20_Link"><text:span text:style-name="T89">Программирование с использованием Message Queuing</text:span></text:a></text:p>
      <text:p text:style-name="P19"><text:span text:style-name="T105">o</text:span><text:span text:style-name="T13">    </text:span><text:a xlink:type="simple" xlink:href="http://professorweb.ru/my/csharp/web/level9/9_4.php" text:style-name="Internet_20_link" text:visited-style-name="Visited_20_Internet_20_Link"><text:span text:style-name="T89">Пример приложения Message Queuing</text:span></text:a></text:p>
      <text:p text:style-name="P19"><text:span text:style-name="T105">o</text:span><text:span text:style-name="T13">    </text:span><text:a xlink:type="simple" xlink:href="http://professorweb.ru/my/csharp/web/level9/9_5.php" text:style-name="Internet_20_link" text:visited-style-name="Visited_20_Internet_20_Link"><text:span text:style-name="T89">Транзакционные очереди</text:span></text:a></text:p>
      <text:p text:style-name="P16"><text:span text:style-name="T72">·</text:span><text:span text:style-name="T1">     </text:span><text:span text:style-name="T95">8. Синдикация RSS и Atom</text:span></text:p>
      <text:p text:style-name="P19"><text:span text:style-name="T105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9">Работа с RSS и Atom</text:span></text:a></text:p>
      <text:p text:style-name="P19"><text:span text:style-name="T105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9">Чтение каналов RSS и Atom</text:span></text:a></text:p>
      <text:p text:style-name="P19"><text:span text:style-name="T105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9">Предоставление каналов RSS и Atom</text:span></text:a></text:p>
      <text:p text:style-name="Text_20_body"> </text:p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6">·</text:span><text:span text:style-name="T5">     </text:span><text:span text:style-name="T98">1. Базовые элементы управления</text:span></text:p>
      <text:p text:style-name="P19"><text:span text:style-name="T100">o</text:span><text:span text:style-name="T8">    </text:span><text:a xlink:type="simple" xlink:href="http://professorweb.ru/my/WPF/UI_WPF/level6/6_1.php" text:style-name="Internet_20_link" text:visited-style-name="Visited_20_Internet_20_Link"><text:span text:style-name="T87">Обзор элементов управления</text:span></text:a></text:p>
      <text:p text:style-name="P19"><text:span text:style-name="T100">o</text:span><text:span text:style-name="T8">    </text:span><text:a xlink:type="simple" xlink:href="http://professorweb.ru/my/WPF/UI_WPF/level6/6_2.php" text:style-name="Internet_20_link" text:visited-style-name="Visited_20_Internet_20_Link"><text:span text:style-name="T87">Кисти фона и переднего плана</text:span></text:a></text:p>
      <text:p text:style-name="P19"><text:span text:style-name="T100">o</text:span><text:span text:style-name="T8">    </text:span><text:a xlink:type="simple" xlink:href="http://professorweb.ru/my/WPF/UI_WPF/level6/6_3.php" text:style-name="Internet_20_link" text:visited-style-name="Visited_20_Internet_20_Link"><text:span text:style-name="T87">Использование шрифтов</text:span></text:a></text:p>
      <text:p text:style-name="P19"><text:span text:style-name="T100">o</text:span><text:span text:style-name="T8">    </text:span><text:a xlink:type="simple" xlink:href="http://professorweb.ru/my/WPF/UI_WPF/level6/6_4.php" text:style-name="Internet_20_link" text:visited-style-name="Visited_20_Internet_20_Link"><text:span text:style-name="T87">Подстановка и встраивание шрифтов</text:span></text:a></text:p>
      <text:p text:style-name="P19"><text:span text:style-name="T100">o</text:span><text:span text:style-name="T8">    </text:span><text:a xlink:type="simple" xlink:href="http://professorweb.ru/my/WPF/UI_WPF/level6/6_5.php" text:style-name="Internet_20_link" text:visited-style-name="Visited_20_Internet_20_Link"><text:span text:style-name="T87">Курсоры мыши</text:span></text:a></text:p>
      <text:p text:style-name="P19"><text:span text:style-name="T100">o</text:span><text:span text:style-name="T8">    </text:span><text:a xlink:type="simple" xlink:href="http://professorweb.ru/my/WPF/UI_WPF/level6/6_6.php" text:style-name="Internet_20_link" text:visited-style-name="Visited_20_Internet_20_Link"><text:span text:style-name="T87">Элементы управления содержимым</text:span></text:a></text:p>
      <text:p text:style-name="P19"><text:span text:style-name="T100">o</text:span><text:span text:style-name="T8">    </text:span><text:a xlink:type="simple" xlink:href="http://professorweb.ru/my/WPF/UI_WPF/level6/6_7.php" text:style-name="Internet_20_link" text:visited-style-name="Visited_20_Internet_20_Link"><text:span text:style-name="T87">Выравнивание</text:span></text:a></text:p>
      <text:p text:style-name="P19"><text:span text:style-name="T100">o</text:span><text:span text:style-name="T8">    </text:span><text:a xlink:type="simple" xlink:href="http://professorweb.ru/my/WPF/UI_WPF/level6/6_8.php" text:style-name="Internet_20_link" text:visited-style-name="Visited_20_Internet_20_Link"><text:span text:style-name="T87">Метки</text:span></text:a></text:p>
      <text:p text:style-name="P19"><text:span text:style-name="T100">o</text:span><text:span text:style-name="T8">    </text:span><text:a xlink:type="simple" xlink:href="http://professorweb.ru/my/WPF/UI_WPF/level6/6_9.php" text:style-name="Internet_20_link" text:visited-style-name="Visited_20_Internet_20_Link"><text:span text:style-name="T87">Кнопки</text:span></text:a></text:p>
      <text:p text:style-name="P19"><text:span text:style-name="T100">o</text:span><text:span text:style-name="T8">    </text:span><text:a xlink:type="simple" xlink:href="http://professorweb.ru/my/WPF/UI_WPF/level6/6_10.php" text:style-name="Internet_20_link" text:visited-style-name="Visited_20_Internet_20_Link"><text:span text:style-name="T87">Всплывающие подсказки</text:span></text:a></text:p>
      <text:p text:style-name="P19"><text:span text:style-name="T100">o</text:span><text:span text:style-name="T8">    </text:span><text:a xlink:type="simple" xlink:href="http://professorweb.ru/my/WPF/UI_WPF/level6/6_11.php" text:style-name="Internet_20_link" text:visited-style-name="Visited_20_Internet_20_Link"><text:span text:style-name="T87">ToolTipService и Popup</text:span></text:a></text:p>
      <text:p text:style-name="P19"><text:span text:style-name="T100">o</text:span><text:span text:style-name="T8">    </text:span><text:a xlink:type="simple" xlink:href="http://professorweb.ru/my/WPF/UI_WPF/level6/6_12.php" text:style-name="Internet_20_link" text:visited-style-name="Visited_20_Internet_20_Link"><text:span text:style-name="T87">Класс ScrollViewer</text:span></text:a></text:p>
      <text:p text:style-name="P19"><text:span text:style-name="T100">o</text:span><text:span text:style-name="T8">    </text:span><text:a xlink:type="simple" xlink:href="http://professorweb.ru/my/WPF/UI_WPF/level6/6_13.php" text:style-name="Internet_20_link" text:visited-style-name="Visited_20_Internet_20_Link"><text:span text:style-name="T87">GroupBox и TabItem</text:span></text:a></text:p>
      <text:p text:style-name="P19"><text:span text:style-name="T100">o</text:span><text:span text:style-name="T8">    </text:span><text:a xlink:type="simple" xlink:href="http://professorweb.ru/my/WPF/UI_WPF/level6/6_14.php" text:style-name="Internet_20_link" text:visited-style-name="Visited_20_Internet_20_Link"><text:span text:style-name="T87">Expander</text:span></text:a></text:p>
      <text:p text:style-name="P19"><text:span text:style-name="T100">o</text:span><text:span text:style-name="T8">    </text:span><text:a xlink:type="simple" xlink:href="http://professorweb.ru/my/WPF/UI_WPF/level6/6_15.php" text:style-name="Internet_20_link" text:visited-style-name="Visited_20_Internet_20_Link"><text:span text:style-name="T87">TextBox</text:span></text:a></text:p>
      <text:p text:style-name="P19"><text:span text:style-name="T100">o</text:span><text:span text:style-name="T8">    </text:span><text:a xlink:type="simple" xlink:href="http://professorweb.ru/my/WPF/UI_WPF/level6/6_16.php" text:style-name="Internet_20_link" text:visited-style-name="Visited_20_Internet_20_Link"><text:span text:style-name="T87">Проверка правописания и класс PasswordBox</text:span></text:a></text:p>
      <text:p text:style-name="P19"><text:span text:style-name="T100">o</text:span><text:span text:style-name="T8">    </text:span><text:a xlink:type="simple" xlink:href="http://professorweb.ru/my/WPF/UI_WPF/level6/6_17.php" text:style-name="Internet_20_link" text:visited-style-name="Visited_20_Internet_20_Link"><text:span text:style-name="T87">ListBox и ComboBox</text:span></text:a></text:p>
      <text:p text:style-name="P19"><text:span text:style-name="T100">o</text:span><text:span text:style-name="T8">    </text:span><text:a xlink:type="simple" xlink:href="http://professorweb.ru/my/WPF/UI_WPF/level6/6_18.php" text:style-name="Internet_20_link" text:visited-style-name="Visited_20_Internet_20_Link"><text:span text:style-name="T87">Slider и ProgressBar</text:span></text:a></text:p>
      <text:p text:style-name="P19"><text:span text:style-name="T100">o</text:span><text:span text:style-name="T8">    </text:span><text:a xlink:type="simple" xlink:href="http://professorweb.ru/my/WPF/UI_WPF/level6/6_19.php" text:style-name="Internet_20_link" text:visited-style-name="Visited_20_Internet_20_Link"><text:span text:style-name="T87">Calendar и DatePicker</text:span></text:a></text:p>
      <text:p text:style-name="P18"><text:span text:style-name="T76">·</text:span><text:span text:style-name="T5">     </text:span><text:span text:style-name="T98">2. Класс Application</text:span></text:p>
      <text:p text:style-name="P19"><text:span text:style-name="T100">o</text:span><text:span text:style-name="T8">    </text:span><text:a xlink:type="simple" xlink:href="http://professorweb.ru/my/WPF/UI_WPF/level7/7_1.php" text:style-name="Internet_20_link" text:visited-style-name="Visited_20_Internet_20_Link"><text:span text:style-name="T87">Создание и останов приложения</text:span></text:a></text:p>
      <text:p text:style-name="P19"><text:span text:style-name="T100">o</text:span><text:span text:style-name="T8">    </text:span><text:a xlink:type="simple" xlink:href="http://professorweb.ru/my/WPF/UI_WPF/level7/7_2.php" text:style-name="Internet_20_link" text:visited-style-name="Visited_20_Internet_20_Link"><text:span text:style-name="T87">События класса Application</text:span></text:a></text:p>
      <text:p text:style-name="P19"><text:span text:style-name="T100">o</text:span><text:span text:style-name="T8">    </text:span><text:a xlink:type="simple" xlink:href="http://professorweb.ru/my/WPF/UI_WPF/level7/7_3.php" text:style-name="Internet_20_link" text:visited-style-name="Visited_20_Internet_20_Link"><text:span text:style-name="T87">Экран заставки</text:span></text:a></text:p>
      <text:p text:style-name="P19"><text:span text:style-name="T100">o</text:span><text:span text:style-name="T8">    </text:span><text:a xlink:type="simple" xlink:href="http://professorweb.ru/my/WPF/UI_WPF/level7/7_4.php" text:style-name="Internet_20_link" text:visited-style-name="Visited_20_Internet_20_Link"><text:span text:style-name="T87">Взаимодействие между окнами</text:span></text:a></text:p>
      <text:p text:style-name="P19"><text:span text:style-name="T100">o</text:span><text:span text:style-name="T8">    </text:span><text:a xlink:type="simple" xlink:href="http://professorweb.ru/my/WPF/UI_WPF/level7/7_5.php" text:style-name="Internet_20_link" text:visited-style-name="Visited_20_Internet_20_Link"><text:span text:style-name="T87">Приложение одного экземпляра</text:span></text:a></text:p>
      <text:p text:style-name="P19"><text:span text:style-name="T100">o</text:span><text:span text:style-name="T8">    </text:span><text:a xlink:type="simple" xlink:href="http://professorweb.ru/my/WPF/UI_WPF/level7/7_6.php" text:style-name="Internet_20_link" text:visited-style-name="Visited_20_Internet_20_Link"><text:span text:style-name="T87">Регистрация типа файла</text:span></text:a></text:p>
      <text:p text:style-name="P19"><text:span text:style-name="T100">o</text:span><text:span text:style-name="T8">    </text:span><text:a xlink:type="simple" xlink:href="http://professorweb.ru/my/WPF/UI_WPF/level7/7_7.php" text:style-name="Internet_20_link" text:visited-style-name="Visited_20_Internet_20_Link"><text:span text:style-name="T87">Ресурсы сборки</text:span></text:a></text:p>
      <text:p text:style-name="P19"><text:span text:style-name="T100">o</text:span><text:span text:style-name="T8">    </text:span><text:a xlink:type="simple" xlink:href="http://professorweb.ru/my/WPF/UI_WPF/level7/7_8.php" text:style-name="Internet_20_link" text:visited-style-name="Visited_20_Internet_20_Link"><text:span text:style-name="T87">Извлечение ресурсов</text:span></text:a></text:p>
      <text:p text:style-name="P19"><text:span text:style-name="T100">o</text:span><text:span text:style-name="T8">    </text:span><text:a xlink:type="simple" xlink:href="http://professorweb.ru/my/WPF/UI_WPF/level7/7_9.php" text:style-name="Internet_20_link" text:visited-style-name="Visited_20_Internet_20_Link"><text:span text:style-name="T87">Использование ресурсов</text:span></text:a></text:p>
      <text:p text:style-name="P19"><text:span text:style-name="T100">o</text:span><text:span text:style-name="T8">    </text:span><text:a xlink:type="simple" xlink:href="http://professorweb.ru/my/WPF/UI_WPF/level7/7_10.php" text:style-name="Internet_20_link" text:visited-style-name="Visited_20_Internet_20_Link"><text:span text:style-name="T87">Локализация приложения</text:span></text:a></text:p>
      <text:p text:style-name="P19"><text:span text:style-name="T100">o</text:span><text:span text:style-name="T8">    </text:span><text:a xlink:type="simple" xlink:href="http://professorweb.ru/my/WPF/UI_WPF/level7/7_11.php" text:style-name="Internet_20_link" text:visited-style-name="Visited_20_Internet_20_Link"><text:span text:style-name="T87">Процесс перевода</text:span></text:a></text:p>
      <text:p text:style-name="P18"><text:span text:style-name="T76">·</text:span><text:span text:style-name="T5">     </text:span><text:span text:style-name="T98">3. Элементы ListView, TreeView и DataGrid</text:span></text:p>
      <text:p text:style-name="P19"><text:span text:style-name="T100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7">ListView</text:span></text:a></text:p>
      <text:p text:style-name="P19"><text:span text:style-name="T100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7">Шаблоны ячеек ListView</text:span></text:a></text:p>
      <text:p text:style-name="P19"><text:span text:style-name="T100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7">Создание специального представления</text:span></text:a></text:p>
      <text:p text:style-name="P19"><text:span text:style-name="T100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7">Стили представления</text:span></text:a></text:p>
      <text:p text:style-name="P19"><text:span text:style-name="T100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7">TreeView</text:span></text:a></text:p>
      <text:p text:style-name="P19"><text:span text:style-name="T100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7">Создание узлов TreeView</text:span></text:a></text:p>
      <text:p text:style-name="P19"><text:span text:style-name="T100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7">DataGrid</text:span></text:a></text:p>
      <text:p text:style-name="P19"><text:span text:style-name="T100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7">Столбцы DataGrid</text:span></text:a></text:p>
      <text:p text:style-name="P19"><text:span text:style-name="T100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7">Форматирование и стилизация столбцов DataGrid</text:span></text:a></text:p>
      <text:p text:style-name="P19"><text:span text:style-name="T100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7">Форматирование строк DataGrid</text:span></text:a></text:p>
      <text:p text:style-name="P19"><text:span text:style-name="T100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7">Настройка DataGrid</text:span></text:a></text:p>
      <text:p text:style-name="P18"><text:span text:style-name="T76">·</text:span><text:span text:style-name="T5">     </text:span><text:span text:style-name="T98">4. Окна</text:span></text:p>
      <text:p text:style-name="P19"><text:soft-page-break/><text:span text:style-name="T100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7">Класс Window</text:span></text:a></text:p>
      <text:p text:style-name="P19"><text:span text:style-name="T100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7">Отображение окна</text:span></text:a></text:p>
      <text:p text:style-name="P19"><text:span text:style-name="T100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7">Взаимодействие окон</text:span></text:a></text:p>
      <text:p text:style-name="P19"><text:span text:style-name="T100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7">Диалоговые окна</text:span></text:a></text:p>
      <text:p text:style-name="P19"><text:span text:style-name="T100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7">Окна нестандартной формы</text:span></text:a></text:p>
      <text:p text:style-name="P19"><text:span text:style-name="T100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7">Настройка нестандартных окон</text:span></text:a></text:p>
      <text:p text:style-name="P19"><text:span text:style-name="T100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7">Шаблон окна</text:span></text:a></text:p>
      <text:p text:style-name="P19"><text:span text:style-name="T100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7">Эффект AeroGlass</text:span></text:a></text:p>
      <text:p text:style-name="P19"><text:span text:style-name="T100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7">Панель задач Windows 7</text:span></text:a></text:p>
      <text:p text:style-name="P19"><text:span text:style-name="T100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7">Списки используемых элементов в панели задач</text:span></text:a></text:p>
      <text:p text:style-name="P19"><text:span text:style-name="T100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7">Изменение значков и окон предварительного просмотра, отображаемых в панели задач</text:span></text:a></text:p>
      <text:p text:style-name="P18"><text:span text:style-name="T74">·</text:span><text:span text:style-name="T3">     </text:span><text:span text:style-name="T96">5. Страницы и навигация</text:span></text:p>
      <text:p text:style-name="P19"><text:span text:style-name="T102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8">Страничная навигация</text:span></text:a></text:p>
      <text:p text:style-name="P19"><text:span text:style-name="T102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8">Страничные интерфейсы</text:span></text:a></text:p>
      <text:p text:style-name="P19"><text:span text:style-name="T102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8">Гиперссылки</text:span></text:a></text:p>
      <text:p text:style-name="P19"><text:span text:style-name="T102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8">Размещение страниц</text:span></text:a></text:p>
      <text:p text:style-name="P19"><text:span text:style-name="T102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8">Хронология страниц</text:span></text:a></text:p>
      <text:p text:style-name="P19"><text:span text:style-name="T102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8">Служба навигации</text:span></text:a></text:p>
      <text:p text:style-name="P19"><text:span text:style-name="T102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8">Управление журналом навигации</text:span></text:a></text:p>
      <text:p text:style-name="P19"><text:span text:style-name="T102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8">Добавление в журнал специальных элементов</text:span></text:a></text:p>
      <text:p text:style-name="P19"><text:span text:style-name="T102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8">Страничные функции</text:span></text:a></text:p>
      <text:p text:style-name="P19"><text:span text:style-name="T102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8">Приложения XBAP</text:span></text:a></text:p>
      <text:p text:style-name="P19"><text:span text:style-name="T102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8">Элемент управления WebBrowser</text:span></text:a></text:p>
      <text:p text:style-name="P19"><text:span text:style-name="T102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8">Написание сценариев для веб-страницы с помощью .NET</text:span></text:a></text:p>
      <text:p text:style-name="P18"><text:span text:style-name="T76">·</text:span><text:span text:style-name="T5">     </text:span><text:span text:style-name="T98">6. Меню, панели инструментов и ленты (Ribbon)</text:span></text:p>
      <text:p text:style-name="P19"><text:span text:style-name="T100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7">Меню</text:span></text:a></text:p>
      <text:p text:style-name="P19"><text:span text:style-name="T100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7">Элементы меню</text:span></text:a></text:p>
      <text:p text:style-name="P19"><text:span text:style-name="T100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7">Элемент управления ToolBar</text:span></text:a></text:p>
      <text:p text:style-name="P19"><text:span text:style-name="T100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7">Элементы управления ToolBarTray и StatusBar</text:span></text:a></text:p>
      <text:p text:style-name="P19"><text:span text:style-name="T100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7">Ленты</text:span></text:a></text:p>
      <text:p text:style-name="P19"><text:span text:style-name="T100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7">Настройка Ribbon</text:span></text:a></text:p>
      <text:p text:style-name="P18"><text:span text:style-name="T76">·</text:span><text:span text:style-name="T5">     </text:span><text:span text:style-name="T98">7. Звук и видео</text:span></text:p>
      <text:p text:style-name="P19"><text:span text:style-name="T100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7">Воспроизведение WAV-аудио</text:span></text:a></text:p>
      <text:p text:style-name="P19"><text:span text:style-name="T100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7">Класс MediaPlayer</text:span></text:a></text:p>
      <text:p text:style-name="P19"><text:span text:style-name="T100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7">Элемент MediaElement</text:span></text:a></text:p>
      <text:p text:style-name="P19"><text:span text:style-name="T100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7">Воспроизведение аудио с помощью триггеров</text:span></text:a></text:p>
      <text:p text:style-name="P19"><text:span text:style-name="T100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7">Изменение громкости, баланса, скорости и позиции воспроизведения</text:span></text:a></text:p>
      <text:p text:style-name="P19"><text:span text:style-name="T100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7">Видео</text:span></text:a></text:p>
      <text:p text:style-name="P19"><text:span text:style-name="T102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8">Синтез речи</text:span></text:a></text:p>
      <text:p text:style-name="P19"><text:span text:style-name="T102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8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6">·</text:span><text:span text:style-name="T5">     </text:span><text:span text:style-name="T98">1. Привязка элементов</text:span></text:p>
      <text:p text:style-name="P19"><text:span text:style-name="T100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7">Связывание элементов</text:span></text:a></text:p>
      <text:p text:style-name="P19"><text:span text:style-name="T100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7">Режимы привязки</text:span></text:a></text:p>
      <text:p text:style-name="P19"><text:span text:style-name="T100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7">Создание привязки в коде</text:span></text:a></text:p>
      <text:p text:style-name="P19"><text:span text:style-name="T100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7">Множественные привязки</text:span></text:a></text:p>
      <text:p text:style-name="P19"><text:span text:style-name="T100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7">Обновление привязок</text:span></text:a></text:p>
      <text:p text:style-name="P19"><text:span text:style-name="T100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7">Привязка к объектам</text:span></text:a></text:p>
      <text:p text:style-name="P18"><text:span text:style-name="T76">·</text:span><text:span text:style-name="T5">     </text:span><text:span text:style-name="T98">2. Команды</text:span></text:p>
      <text:p text:style-name="P19"><text:span text:style-name="T100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7">Команды</text:span></text:a></text:p>
      <text:p text:style-name="P19"><text:span text:style-name="T100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7">Модели команд</text:span></text:a></text:p>
      <text:p text:style-name="P19"><text:span text:style-name="T100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7">Библиотека команд</text:span></text:a></text:p>
      <text:p text:style-name="P19"><text:span text:style-name="T100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7">Выполнение команд</text:span></text:a></text:p>
      <text:p text:style-name="P19"><text:span text:style-name="T100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7">Настройка команд</text:span></text:a></text:p>
      <text:p text:style-name="P19"><text:span text:style-name="T100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7">Отключение команд</text:span></text:a></text:p>
      <text:p text:style-name="P19"><text:span text:style-name="T100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7">Встроенные команды</text:span></text:a></text:p>
      <text:p text:style-name="P19"><text:span text:style-name="T100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7">Специальные команды</text:span></text:a></text:p>
      <text:p text:style-name="P18"><text:span text:style-name="T76">·</text:span><text:span text:style-name="T5">     </text:span><text:span text:style-name="T98">3. Ресурсы</text:span></text:p>
      <text:p text:style-name="P19"><text:span text:style-name="T100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7">Ресурсы</text:span></text:a></text:p>
      <text:p text:style-name="P19"><text:span text:style-name="T100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7">Иерархия ресурсов</text:span></text:a></text:p>
      <text:p text:style-name="P19"><text:span text:style-name="T100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7">Статические и динамические ресурсы</text:span></text:a></text:p>
      <text:p text:style-name="P19"><text:span text:style-name="T100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7">Неразделяемые ресурсы</text:span></text:a></text:p>
      <text:p text:style-name="P19"><text:span text:style-name="T100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7">Ресурсы приложения и системы</text:span></text:a></text:p>
      <text:p text:style-name="P19"><text:span text:style-name="T100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7">Словари ресурсов</text:span></text:a></text:p>
      <text:p text:style-name="P19"><text:span text:style-name="T100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7">Разделение ресурсов между сборками</text:span></text:a></text:p>
      <text:p text:style-name="P18"><text:span text:style-name="T76">·</text:span><text:span text:style-name="T5">     </text:span><text:span text:style-name="T98">4. Стили</text:span></text:p>
      <text:p text:style-name="P19"><text:span text:style-name="T100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7">Стили</text:span></text:a></text:p>
      <text:p text:style-name="P19"><text:span text:style-name="T100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7">Создание объекта стиля</text:span></text:a></text:p>
      <text:p text:style-name="P19"><text:span text:style-name="T100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7">Установка свойств стилей</text:span></text:a></text:p>
      <text:p text:style-name="P19"><text:span text:style-name="T100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7">Присоединение обработчиков событий</text:span></text:a></text:p>
      <text:p text:style-name="P19"><text:span text:style-name="T100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7">Множество уровней стилей</text:span></text:a></text:p>
      <text:p text:style-name="P19"><text:span text:style-name="T100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7">Автоматическое применение стилей</text:span></text:a></text:p>
      <text:p text:style-name="P19"><text:span text:style-name="T100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7">Триггеры</text:span></text:a></text:p>
      <text:p text:style-name="P19"><text:span text:style-name="T100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7">Триггер события</text:span></text:a></text:p>
      <text:p text:style-name="P19"><text:span text:style-name="T109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4">Поведения</text:span></text:a></text:p>
      <text:p text:style-name="P19"><text:span text:style-name="T109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4">Создание поведений</text:span></text:a></text:p>
      <text:p text:style-name="P19"><text:span text:style-name="T109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4">Использование поведений</text:span></text:a></text:p>
      <text:p text:style-name="P18"><text:span text:style-name="T76">·</text:span><text:span text:style-name="T5">     </text:span><text:span text:style-name="T98">5. Привязка данных</text:span></text:p>
      <text:p text:style-name="P19"><text:span text:style-name="T100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7">Привязка данных из базы</text:span></text:a></text:p>
      <text:p text:style-name="P19"><text:span text:style-name="T100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7">Привязка к коллекции объектов</text:span></text:a></text:p>
      <text:p text:style-name="P19"><text:span text:style-name="T100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7">Проверка достоверности</text:span></text:a></text:p>
      <text:p text:style-name="P19"><text:span text:style-name="T100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7">Поставщики данных</text:span></text:a></text:p>
      <text:p text:style-name="P19"><text:span text:style-name="T100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7">Привязка данных и LINQ</text:span></text:a></text:p>
      <text:p text:style-name="P18"><text:span text:style-name="T72">·</text:span><text:span text:style-name="T1">     </text:span><text:span text:style-name="T95">6. Форматирование привязанных данных</text:span></text:p>
      <text:p text:style-name="P19"><text:span text:style-name="T108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3">Преобразование данных</text:span></text:a></text:p>
      <text:p text:style-name="P19"><text:span text:style-name="T108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3">Списочные элементы управления</text:span></text:a></text:p>
      <text:p text:style-name="P19"><text:span text:style-name="T108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3">Стилизация списков</text:span></text:a></text:p>
      <text:p text:style-name="P19"><text:span text:style-name="T107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2">Шаблоны данных</text:span></text:a></text:p>
      <text:p text:style-name="P22"><text:soft-page-break/> </text:p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<text:span text:style-name="T118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6">WPF</text:span></text:a> <text:span text:style-name="T117">--- Графика и анимация WPF</text:span></text:p>
      <text:p text:style-name="P10">Содержание:</text:p>
      <text:p text:style-name="P23"/>
      <text:p text:style-name="P16"><text:span text:style-name="T76">·</text:span><text:span text:style-name="T5">     </text:span><text:span text:style-name="T98">1. Фигуры, кисти и трансформации</text:span></text:p>
      <text:p text:style-name="P19"><text:span text:style-name="T100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7">Фигуры</text:span></text:a></text:p>
      <text:p text:style-name="P19"><text:span text:style-name="T100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7">Rectangle и Ellipse</text:span></text:a></text:p>
      <text:p text:style-name="P19"><text:span text:style-name="T100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7">Размеры и расположение фигур</text:span></text:a></text:p>
      <text:p text:style-name="P19"><text:span text:style-name="T100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7">Viewbox</text:span></text:a></text:p>
      <text:p text:style-name="P19"><text:span text:style-name="T100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7">Line</text:span></text:a></text:p>
      <text:p text:style-name="P19"><text:span text:style-name="T100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7">Polyline и Polygon</text:span></text:a></text:p>
      <text:p text:style-name="P19"><text:span text:style-name="T100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7">Настройка линий</text:span></text:a></text:p>
      <text:p text:style-name="P19"><text:span text:style-name="T100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7">Привязка к пикселям</text:span></text:a></text:p>
      <text:p text:style-name="P19"><text:span text:style-name="T100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7">Кисти</text:span></text:a></text:p>
      <text:p text:style-name="P19"><text:span text:style-name="T100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7">LinearGradientBrush</text:span></text:a></text:p>
      <text:p text:style-name="P19"><text:span text:style-name="T100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7">RadialGradientBrush</text:span></text:a></text:p>
      <text:p text:style-name="P19"><text:span text:style-name="T100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7">ImageBrush</text:span></text:a></text:p>
      <text:p text:style-name="P19"><text:span text:style-name="T100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7">Текстуры</text:span></text:a></text:p>
      <text:p text:style-name="P19"><text:span text:style-name="T100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7">VisualBrush</text:span></text:a></text:p>
      <text:p text:style-name="P19"><text:span text:style-name="T100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7">BitmapCacheBrush</text:span></text:a></text:p>
      <text:p text:style-name="P19"><text:span text:style-name="T100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7">Трансформации</text:span></text:a></text:p>
      <text:p text:style-name="P19"><text:span text:style-name="T100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7">Трансформация фигур</text:span></text:a></text:p>
      <text:p text:style-name="P19"><text:span text:style-name="T100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7">Трансформация элементов</text:span></text:a></text:p>
      <text:p text:style-name="P19"><text:span text:style-name="T100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7">Прозрачность</text:span></text:a></text:p>
      <text:p text:style-name="P19"><text:span text:style-name="T100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7">Маски непрозрачности</text:span></text:a></text:p>
      <text:p text:style-name="P16"><text:span text:style-name="T76">·</text:span><text:span text:style-name="T5">     </text:span><text:span text:style-name="T98">2. Классы Geometry и Drawing</text:span></text:p>
      <text:p text:style-name="P19"><text:span text:style-name="T100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7">Классы Path и Geometry</text:span></text:a></text:p>
      <text:p text:style-name="P19"><text:span text:style-name="T100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7">GeometryGroup</text:span></text:a></text:p>
      <text:p text:style-name="P19"><text:span text:style-name="T100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7">CombinedGeometry</text:span></text:a></text:p>
      <text:p text:style-name="P19"><text:span text:style-name="T100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7">PathGeometry</text:span></text:a></text:p>
      <text:p text:style-name="P19"><text:span text:style-name="T100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7">Мини-язык описания геометрии</text:span></text:a></text:p>
      <text:p text:style-name="P19"><text:span text:style-name="T100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7">Кадрирование геометрии</text:span></text:a></text:p>
      <text:p text:style-name="P19"><text:span text:style-name="T100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7">Рисунки</text:span></text:a></text:p>
      <text:p text:style-name="P19"><text:soft-page-break/><text:span text:style-name="T100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7">Экспорт рисунка</text:span></text:a></text:p>
      <text:p text:style-name="P17"><text:span text:style-name="T72">·</text:span><text:span text:style-name="T1">     </text:span><text:span text:style-name="T95">3. Эффекты и класс Visual</text:span></text:p>
      <text:p text:style-name="P19"><text:span text:style-name="T107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2">Класс Visual</text:span></text:a></text:p>
      <text:p text:style-name="P19"><text:span text:style-name="T107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2">Помещение визуальных объектов в оболочку элемента</text:span></text:a></text:p>
      <text:p text:style-name="P19"><text:span text:style-name="T107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2">Эффекты</text:span></text:a></text:p>
      <text:p text:style-name="P19"><text:span text:style-name="T107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2">ShaderEffect</text:span></text:a></text:p>
      <text:p text:style-name="P19"><text:span text:style-name="T107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2">WriteableBitmap</text:span></text:a></text:p>
      <text:p text:style-name="P19"><text:span text:style-name="T107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2">Запись пикселей</text:span></text:a></text:p>
      <text:p text:style-name="P17"><text:span text:style-name="T72">·</text:span><text:span text:style-name="T1">     </text:span><text:span text:style-name="T95">4. Основы анимации</text:span></text:p>
      <text:p text:style-name="P19"><text:span text:style-name="T107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2">Понятие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2">Базовые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2">Анимация в коде</text:span></text:a></text:p>
      <text:p text:style-name="P19"><text:span text:style-name="T107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2">Свойства линейной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2">Время жизни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2">Класс TimeLine</text:span></text:a></text:p>
      <text:p text:style-name="P19"><text:span text:style-name="T107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2">Раскадровка</text:span></text:a></text:p>
      <text:p text:style-name="P19"><text:span text:style-name="T107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2">Перекрывающиеся и синхронизированные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2">Управление воспроизведением</text:span></text:a></text:p>
      <text:p text:style-name="P19"><text:span text:style-name="T107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2">Эффект вытеснения</text:span></text:a></text:p>
      <text:p text:style-name="P19"><text:span text:style-name="T107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2">Отслеживание хода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2">Плавность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2">Режимы плавности</text:span></text:a></text:p>
      <text:p text:style-name="P19"><text:span text:style-name="T107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2">Создание специальной функции плавности</text:span></text:a></text:p>
      <text:p text:style-name="P19"><text:span text:style-name="T107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2">Производительность анимации</text:span></text:a></text:p>
      <text:p text:style-name="P19"><text:span text:style-name="T107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2">Кэширование изображений</text:span></text:a></text:p>
      <text:p text:style-name="P16"><text:span text:style-name="T74">·</text:span><text:span text:style-name="T3">     </text:span><text:span text:style-name="T95">5</text:span><text:span text:style-name="T96">. Расширенная анимация</text:span></text:p>
      <text:p text:style-name="P19"><text:span text:style-name="T102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8">Анимированные трансформации</text:span></text:a></text:p>
      <text:p text:style-name="P19"><text:span text:style-name="T102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8">Множество анимированных трансформаций</text:span></text:a></text:p>
      <text:p text:style-name="P19"><text:span text:style-name="T102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8">Анимированные кисти</text:span></text:a></text:p>
      <text:p text:style-name="P19"><text:span text:style-name="T102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8">Анимация построителя текстуры</text:span></text:a></text:p>
      <text:p text:style-name="P19"><text:span text:style-name="T102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8">Анимация ключевого кадра</text:span></text:a></text:p>
      <text:p text:style-name="P19"><text:span text:style-name="T102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8">Сплайновые анимации ключевого кадра</text:span></text:a></text:p>
      <text:p text:style-name="P19"><text:span text:style-name="T102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8">Анимация на основе пути</text:span></text:a></text:p>
      <text:p text:style-name="P19"><text:span text:style-name="T102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8">Анимация на основе кадра</text:span></text:a></text:p>
      <text:p text:style-name="P16"><text:span text:style-name="T74">·</text:span><text:span text:style-name="T3">     </text:span><text:span text:style-name="T96">6. Трехмерная графика</text:span></text:p>
      <text:p text:style-name="P19"><text:span text:style-name="T102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8">Основы трехмерной графики</text:span></text:a></text:p>
      <text:p text:style-name="P19"><text:span text:style-name="T102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8">Трехмерные объекты</text:span></text:a></text:p>
      <text:p text:style-name="P19"><text:span text:style-name="T102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8">Геометрия трехмерных объектов</text:span></text:a></text:p>
      <text:p text:style-name="P19"><text:span text:style-name="T102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8">Источники света</text:span></text:a></text:p>
      <text:p text:style-name="P19"><text:span text:style-name="T102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8">Камера</text:span></text:a></text:p>
      <text:p text:style-name="P19"><text:span text:style-name="T102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8">Текстурирование и нормали</text:span></text:a></text:p>
      <text:p text:style-name="P19"><text:span text:style-name="T102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8">Сложные трехмерные фигуры</text:span></text:a></text:p>
      <text:p text:style-name="P19"><text:span text:style-name="T102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8">Материалы</text:span></text:a></text:p>
      <text:p text:style-name="P19"><text:span text:style-name="T102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8">Отображение текстур</text:span></text:a></text:p>
      <text:p text:style-name="P19"><text:span text:style-name="T102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8">Трансформации и вращения трехмерной графики</text:span></text:a></text:p>
      <text:p text:style-name="P19"><text:span text:style-name="T102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8">«Полеты» трехмерных фигур</text:span></text:a></text:p>
      <text:p text:style-name="P19"><text:span text:style-name="T102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8">Шаровый манипулятор</text:span></text:a></text:p>
      <text:p text:style-name="Text_20_body"> </text:p>
      <text:p text:style-name="Text_20_body"><text:span text:style-name="T111">___</text:span> - прочел, полностью пройдено</text:p>
      <text:p text:style-name="Text_20_body"><text:soft-page-break/><text:span text:style-name="T112">___</text:span> - перечитать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6">WPF</text:span></text:a> <text:span text:style-name="T117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6">·</text:span><text:span text:style-name="T5">     </text:span><text:span text:style-name="T95">1. </text:span><text:span text:style-name="T98">Шаблоны элементов управления</text:span></text:p>
      <text:p text:style-name="P19"><text:span text:style-name="T100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7">Логические и визуальные деревья</text:span></text:a></text:p>
      <text:p text:style-name="P19"><text:span text:style-name="T100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7">Программный просмотр логического и визуального дерева</text:span></text:a></text:p>
      <text:p text:style-name="P19"><text:span text:style-name="T100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7">Шаблоны</text:span></text:a></text:p>
      <text:p text:style-name="P19"><text:span text:style-name="T100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7">Анализ элементов управления</text:span></text:a></text:p>
      <text:p text:style-name="P19"><text:span text:style-name="T100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7">Создание шаблонов</text:span></text:a></text:p>
      <text:p text:style-name="P19"><text:span text:style-name="T100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7">Триггеры, изменяющие свойства</text:span></text:a></text:p>
      <text:p text:style-name="P19"><text:span text:style-name="T100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7">Триггеры, использующие анимацию</text:span></text:a></text:p>
      <text:p text:style-name="P19"><text:span text:style-name="T100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7">Организация ресурсов для шаблонов</text:span></text:a></text:p>
      <text:p text:style-name="P19"><text:span text:style-name="T100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7">Автоматическое применение шаблонов</text:span></text:a></text:p>
      <text:p text:style-name="P19"><text:span text:style-name="T100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7">Обложки</text:span></text:a></text:p>
      <text:p text:style-name="P19"><text:span text:style-name="T100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7">Построение сложного шаблона</text:span></text:a></text:p>
      <text:p text:style-name="P19"><text:span text:style-name="T100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7">Модификация полосы прокрутки</text:span></text:a></text:p>
      <text:p text:style-name="P19"><text:span text:style-name="T100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7">Примеры шаблонов элементов управления</text:span></text:a></text:p>
      <text:p text:style-name="P19"><text:span text:style-name="T100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7">Визуальные состояния</text:span></text:a></text:p>
      <text:p text:style-name="P16"><text:span text:style-name="T72">·</text:span><text:span text:style-name="T1">     </text:span><text:span text:style-name="T95">2. Пользовательские элементы WPF</text:span></text:p>
      <text:p text:style-name="P19"><text:span text:style-name="T100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7">Пользовательские элементы</text:span></text:a></text:p>
      <text:p text:style-name="P19"><text:span text:style-name="T100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7">Построение пользовательского элемента</text:span></text:a></text:p>
      <text:p text:style-name="P19"><text:span text:style-name="T100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7">Добавление кода разметки</text:span></text:a></text:p>
      <text:p text:style-name="P19"><text:span text:style-name="T100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7">Поддержка команд</text:span></text:a></text:p>
      <text:p text:style-name="P19"><text:span text:style-name="T100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7">UserControl</text:span></text:a></text:p>
      <text:p text:style-name="P19"><text:span text:style-name="T100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7">Создание элемента управления, лишенного внешнего вида</text:span></text:a></text:p>
      <text:p text:style-name="P19"><text:span text:style-name="T100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7">Поддержка визуальных состояний</text:span></text:a></text:p>
      <text:p text:style-name="P19"><text:span text:style-name="T100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7">Шаблон элемента управления по умолчанию</text:span></text:a></text:p>
      <text:p text:style-name="P19"><text:span text:style-name="T100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7">Переходы между состояниями</text:span></text:a></text:p>
      <text:p text:style-name="P19"><text:span text:style-name="T100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7">Использование FlipPanel</text:span></text:a></text:p>
      <text:p text:style-name="P19"><text:span text:style-name="T107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2">Создание панелей компоновки</text:span></text:a></text:p>
      <text:p text:style-name="P19"><text:span text:style-name="T107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2">Примеры пользовательских панелей компоновки</text:span></text:a></text:p>
      <text:p text:style-name="P19"><text:span text:style-name="T107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2">Рисованные элементы</text:span></text:a></text:p>
      <text:p text:style-name="P19"><text:span text:style-name="T107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2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1">___</text:span> - прочел, полностью пройдено</text:p>
      <text:p text:style-name="Text_20_body"><text:span text:style-name="T112">___</text:span> - перечитать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5">·</text:span><text:span text:style-name="T4">     </text:span><text:span text:style-name="T97">1. Работа с документами и печать</text:span></text:p>
      <text:p text:style-name="P19"><text:span text:style-name="T105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9">Типы документов</text:span></text:a></text:p>
      <text:p text:style-name="P19"><text:span text:style-name="T105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9">Потоковые документы</text:span></text:a></text:p>
      <text:p text:style-name="P19"><text:span text:style-name="T105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9">Блочные элементы</text:span></text:a></text:p>
      <text:p text:style-name="P19"><text:span text:style-name="T105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9">Строковые элементы</text:span></text:a></text:p>
      <text:p text:style-name="P19"><text:span text:style-name="T105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9">Программное взаимодействие с элементами</text:span></text:a></text:p>
      <text:p text:style-name="P19"><text:span text:style-name="T105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9">Контейнеры FlowDocumentScrollViewer, FlowDocumentPageViewer и FlowDocumentReader</text:span></text:a></text:p>
      <text:p text:style-name="P19"><text:span text:style-name="T105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9">Редактирование потокового документа</text:span></text:a></text:p>
      <text:p text:style-name="P19"><text:span text:style-name="T105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9">Аннотации</text:span></text:a></text:p>
      <text:p text:style-name="P19"><text:span text:style-name="T105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9">Печать</text:span></text:a></text:p>
      <text:p text:style-name="P19"><text:span text:style-name="T105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9">Специальная печать</text:span></text:a></text:p>
      <text:p text:style-name="P19"><text:span text:style-name="T105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9">Настройка и управление печатью</text:span></text:a></text:p>
      <text:p text:style-name="P19"><text:span text:style-name="T105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9">Печать документов XPS</text:span></text:a></text:p>
      <text:p text:style-name="P17"><text:span text:style-name="T72">·</text:span><text:span text:style-name="T1">     </text:span><text:span text:style-name="T95">2. Многопоточные приложения</text:span></text:p>
      <text:p text:style-name="P19"><text:span text:style-name="T107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2">Модель STA</text:span></text:a></text:p>
      <text:p text:style-name="P19"><text:span text:style-name="T107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2">Класс DispatcherObject</text:span></text:a></text:p>
      <text:p text:style-name="P19"><text:span text:style-name="T107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2">Класс BackgroundWorker</text:span></text:a></text:p>
      <text:p text:style-name="P16"><text:span text:style-name="T75">·</text:span><text:span text:style-name="T4">     </text:span><text:span text:style-name="T97">3. Модель дополнений MAF и MEF</text:span></text:p>
      <text:p text:style-name="P19"><text:span text:style-name="T105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9">Модель дополнений</text:span></text:a></text:p>
      <text:p text:style-name="P19"><text:span text:style-name="T105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9">Пример приложения, использующего дополнение</text:span></text:a></text:p>
      <text:p text:style-name="P19"><text:span text:style-name="T105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9">Взаимодействие с хостом</text:span></text:a></text:p>
      <text:p text:style-name="P19"><text:span text:style-name="T105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9">Визуальные дополнения</text:span></text:a></text:p>
      <text:p text:style-name="P17"><text:span text:style-name="T72">·</text:span><text:span text:style-name="T1">     </text:span><text:span text:style-name="T95">4. Развертывание WPF-приложений с ClickOnce</text:span></text:p>
      <text:p text:style-name="P19"><text:soft-page-break/><text:span text:style-name="T107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2">Развертывание WPF-приложений</text:span></text:a></text:p>
      <text:p text:style-name="P19"><text:span text:style-name="T107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2">Модель ClickOnce</text:span></text:a></text:p>
      <text:p text:style-name="P19"><text:span text:style-name="T107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2">Пример публикации ClickOnce</text:span></text:a></text:p>
      <text:p text:style-name="P19"><text:span text:style-name="T107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2">Дополнительные параметры ClickOnce</text:span></text:a></text:p>
      <text:p text:style-name="P17"><text:span text:style-name="T72">·</text:span><text:span text:style-name="T1">     </text:span><text:span text:style-name="T95">5. Шаблоны проектирования</text:span></text:p>
      <text:p text:style-name="P19"><text:span text:style-name="T107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2">Обзор паттернов</text:span></text:a></text:p>
      <text:p text:style-name="P19"><text:span text:style-name="T107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2">RAD и Monolithic</text:span></text:a></text:p>
      <text:p text:style-name="P19"><text:span text:style-name="T107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2">Паттерн MVC</text:span></text:a></text:p>
      <text:p text:style-name="P19"><text:span text:style-name="T107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2">Паттерн MVP</text:span></text:a></text:p>
      <text:p text:style-name="P19"><text:span text:style-name="T107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2">Паттерн MVVM</text:span></text:a></text:p>
      <text:p text:style-name="P16"><text:span text:style-name="T77">·</text:span><text:span text:style-name="T6">     </text:span><text:span text:style-name="T99">6. Windows 8 Metro и XAML</text:span></text:p>
      <text:p text:style-name="P19"><text:span text:style-name="T104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1">Создание Metro-приложения</text:span></text:a></text:p>
      <text:p text:style-name="P19"><text:span text:style-name="T104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1">Привязка данных</text:span></text:a></text:p>
      <text:p text:style-name="P19"><text:span text:style-name="T104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1">Навигация, всплывающие меню и панели</text:span></text:a></text:p>
      <text:p text:style-name="P19"><text:span text:style-name="T104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1">Стандартные стили и ресурсы</text:span></text:a></text:p>
      <text:p text:style-name="Text_20_body"> </text:p>
      <text:p text:style-name="Text_20_body"><text:span text:style-name="T111">___</text:span> - прочел, полностью пройдено</text:p>
      <text:p text:style-name="Text_20_body"><text:span text:style-name="T112">___</text:span> - перечитать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0">Основы ASP.NET</text:span></text:span></text:a><text:span text:style-name="T122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1">Веб-сайты ASP.NET</text:span></text:span></text:a><text:span text:style-name="T112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1">Безопасность в ASP.NET</text:span></text:span></text:a><text:span text:style-name="T112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1">Интернет магазин на ASP.NET Web Forms 4.5 и ASP.NET MVC 5</text:span></text:span></text:a><text:span text:style-name="T112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9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9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9">ASP.NET Identity 2.0</text:span></text:span></text:a> </text:p>
      <text:p text:style-name="Standard"/>
      <text:p text:style-name="Text_20_body"><text:span text:style-name="T111">___</text:span> - прочел, полностью пройдено</text:p>
      <text:p text:style-name="Text_20_body"><text:span text:style-name="T112">___</text:span> - смотри ниже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7106221847121794170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3">(</text:span><text:span text:style-name="T124">посмотреть после безопасности </text:span><text:span text:style-name="T123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4263719305772262058" text:style-name="L2">
        <text:list-item>
          <text:p text:style-name="P60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0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0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0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0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0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0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3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0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0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4">1) тут создается серверный контрол, создание которых я пропустил,но все вроде абсольтно понятно</text:p>
          <text:p text:style-name="P66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6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5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0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0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0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1"/>
        </text:list-item>
      </text:list>
      <text:h text:style-name="P12" text:outline-level="2">Интернет магазин на ASP.NET MVC 5</text:h>
      <text:list xml:id="list1148877894831127400" text:style-name="L3">
        <text:list-item>
          <text:p text:style-name="P62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2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2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2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2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2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2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2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2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2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2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2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2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2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5639461486098721668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1275508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3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4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5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6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6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6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6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6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7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7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7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8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7617563095560941511" text:style-name="L5">
        <text:list-item>
          <text:p text:style-name="P67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9"><text:span text:style-name="T49">Можно переписать любой метод, обеспечив... </text:span><text:span text:style-name="T66">а</text:span><text:span text:style-name="T57">методы, таких как WebClien</text:span><text:span text:style-name="T53"> </text:span></text:p>
              <text:p text:style-name="P59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8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/>
      <text:h text:style-name="P9" text:outline-level="1"><text:soft-page-break/>Изучаем ASP.NET MVC 5</text:h>
      <text:list xml:id="list3923923571296381426" text:style-name="L6">
        <text:list-item>
          <text:h text:style-name="P32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5">Следование соглашениям для компоновок –</text:span><text:span text:style-name="T126"> </text:span><text:span text:style-name="T127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1286487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9">@ViewData["Message"]</text:span><text:span text:style-name="T33"> раньше</text:span><text:span text:style-name="T46"> был только </text:span><text:span text:style-name="T70">ViewBag.Message</text:span><text:span text:style-name="T46"> <text:s/></text:span><text:span text:style-name="T43">- </text:span><text:span text:style-name="T46">ТО же что и <text:s/></text:span><text:span text:style-name="T70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1"><text:span text:style-name="T71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2"><text:span text:style-name="T63">Частичные представления не вызывают метод действия, поэтому они не могут использоваться для выполнения бизнес-логики. </text:span><text:span text:style-name="T64">- </text:span><text:span text:style-name="T65">что за метод действия? В разделе Дочерние действия они вызывают </text:span><text:span text:style-name="T64">Index</text:span><text:span text:style-name="T33"> </text:span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8"><text:span text:style-name="T63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soft-page-break/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1">___</text:span> - прочел, полностью пройдено</text:p>
      <text:p text:style-name="Text_20_body"><text:span text:style-name="T113">___</text:span> - не начинал</text:p>
      <text:p text:style-name="Text_20_body"><text:span text:style-name="T116">__</text:span> - собираюсь но попозже</text:p>
      <text:p text:style-name="Text_20_body"><text:span text:style-name="T115">__</text:span> - непонятно</text:p>
      <text:p text:style-name="Text_20_body"><text:span text:style-name="T114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1T11:08:25.14</dc:date>
    <meta:editing-duration>P26DT6H46M38S</meta:editing-duration>
    <meta:editing-cycles>72</meta:editing-cycles>
    <meta:generator>OpenOffice/4.1.4$Win32 OpenOffice.org_project/414m5$Build-9788</meta:generator>
    <meta:document-statistic meta:table-count="0" meta:image-count="0" meta:object-count="0" meta:page-count="22" meta:paragraph-count="812" meta:word-count="3533" meta:character-count="23679"/>
  </office:meta>
</office:document-meta>
</file>